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bba8" officeooo:paragraph-rsid="0019bba8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bba8" officeooo:paragraph-rsid="0019bba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ba78" officeooo:paragraph-rsid="0019bba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bba78" officeooo:paragraph-rsid="001bba7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d2673" officeooo:paragraph-rsid="001d267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e8359" officeooo:paragraph-rsid="001e835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1f8b46" officeooo:paragraph-rsid="001e835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1f8b46" officeooo:paragraph-rsid="001f8b4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2176a0" officeooo:paragraph-rsid="002176a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232813" officeooo:paragraph-rsid="0023281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241d53" officeooo:paragraph-rsid="00241d5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243899" officeooo:paragraph-rsid="0024389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26160c" officeooo:paragraph-rsid="0026160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27568e" officeooo:paragraph-rsid="0027568e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285674" officeooo:paragraph-rsid="0028567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285674" officeooo:paragraph-rsid="002c8d9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2e183c" officeooo:paragraph-rsid="002e183c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31020d" officeooo:paragraph-rsid="0031020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31020d" officeooo:paragraph-rsid="0033176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8359" style:font-weight-asian="normal" style:font-weight-complex="normal"/>
    </style:style>
    <style:style style:name="T3" style:family="text">
      <style:text-properties fo:font-weight="normal" officeooo:rsid="001f8b46" style:font-weight-asian="normal" style:font-weight-complex="normal"/>
    </style:style>
    <style:style style:name="T4" style:family="text">
      <style:text-properties fo:font-weight="normal" officeooo:rsid="0024c997" style:font-weight-asian="normal" style:font-weight-complex="normal"/>
    </style:style>
    <style:style style:name="T5" style:family="text">
      <style:text-properties fo:font-weight="normal" officeooo:rsid="002c8d9b" style:font-weight-asian="normal" style:font-weight-complex="normal"/>
    </style:style>
    <style:style style:name="T6" style:family="text">
      <style:text-properties fo:font-weight="normal" officeooo:rsid="002d736d" style:font-weight-asian="normal" style:font-weight-complex="normal"/>
    </style:style>
    <style:style style:name="T7" style:family="text">
      <style:text-properties fo:font-weight="normal" officeooo:rsid="0033176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officeooo:rsid="002176a0"/>
    </style:style>
    <style:style style:name="T13" style:family="text">
      <style:text-properties officeooo:rsid="002993d7"/>
    </style:style>
    <style:style style:name="T14" style:family="text">
      <style:text-properties officeooo:rsid="0032eade"/>
    </style:style>
    <style:style style:name="T15" style:family="text">
      <style:text-properties officeooo:rsid="003317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COMANDOS GIT</text:p>
      <text:p text:style-name="P1"/>
      <text:p text:style-name="P3">Git -version<text:tab/><text:span text:style-name="T1">Para ver que version se tiene instalada de git.</text:span></text:p>
      <text:p text:style-name="P3"><text:span text:style-name="T1"/></text:p>
      <text:p text:style-name="P3">Git init nombre<text:tab/><text:span text:style-name="T1">Para crear un repositorio.</text:span></text:p>
      <text:p text:style-name="P3"><text:span text:style-name="T1"/></text:p>
      <text:p text:style-name="P3">Rm -r carpetaNueva/ .git<text:tab/><text:span text:style-name="T1">Para eliminar un repositorio</text:span></text:p>
      <text:p text:style-name="P4"><text:span text:style-name="T8"/></text:p>
      <text:p text:style-name="P5">Git add nombre<text:tab/><text:span text:style-name="T1">Para agregar archivos al repositorio</text:span></text:p>
      <text:p text:style-name="P5"><text:span text:style-name="T1"/></text:p>
      <text:p text:style-name="P5">Git config --global user.email “correo”<text:tab/><text:span text:style-name="T1">Correo de la persona que va hacer los cambios</text:span></text:p>
      <text:p text:style-name="P5"><text:span text:style-name="T1"/></text:p>
      <text:p text:style-name="P5">Git config –global user.name “nombre”<text:span text:style-name="T1"><text:tab/>Nombre de la persona que va hacer los cambios</text:span></text:p>
      <text:p text:style-name="P5"><text:span text:style-name="T9"/></text:p>
      <text:p text:style-name="P5">Git commit<text:tab/><text:span text:style-name="T1">Para guardar los cambios</text:span></text:p>
      <text:p text:style-name="P5"><text:span text:style-name="T9"/></text:p>
      <text:p text:style-name="P5">Git commit -a -m “mensaje”<text:tab/><text:span text:style-name="T2">Sirva igual que el anter</text:span><text:span text:style-name="T3">i</text:span><text:span text:style-name="T2">or comando </text:span></text:p>
      <text:p text:style-name="P5"><text:span text:style-name="T2"><text:tab/><text:tab/><text:tab/><text:tab/><text:tab/>-a indica que se </text:span><text:span text:style-name="T3">hará</text:span><text:span text:style-name="T2"> cambios en todos los archivos </text:span></text:p>
      <text:p text:style-name="P5"><text:span text:style-name="T2"><text:tab/><text:tab/><text:tab/><text:tab/><text:tab/>-m que se ingresara un mensaje</text:span></text:p>
      <text:p text:style-name="P5"/>
      <text:p text:style-name="P6">Git status<text:tab/><text:span text:style-name="T1">Muestra es estado actual del repositorio</text:span></text:p>
      <text:p text:style-name="P6"><text:span text:style-name="T1"/></text:p>
      <text:p text:style-name="P7">Git log<text:tab/><text:tab/><text:span text:style-name="T1">Para ver todos los cambios que se ha hecho </text:span></text:p>
      <text:p text:style-name="P7"><text:span text:style-name="T1"/></text:p>
      <text:p text:style-name="P7">Git checkout {primeros 6 digitos del commit } <text:span text:style-name="T12">| {nombre de la rama}</text:span><text:tab/><text:tab/><text:span text:style-name="T1">Para regresar a una </text:span><text:span text:style-name="T3">versión</text:span><text:span text:style-name="T1"> anter</text:span><text:span text:style-name="T3">i</text:span><text:span text:style-name="T1">or</text:span></text:p>
      <text:p text:style-name="P8"><text:span text:style-name="T8"/></text:p>
      <text:p text:style-name="P9">Git diff {nro commit 1} {nro commit 2}<text:tab/><text:tab/><text:span text:style-name="T1">Muestra las diferencias entre los dos commit</text:span></text:p>
      <text:p text:style-name="P9"><text:span text:style-name="T9"/></text:p>
      <text:p text:style-name="P10">Git branch nombre<text:tab/><text:tab/><text:span text:style-name="T1">Para crear rama</text:span></text:p>
      <text:p text:style-name="P10"><text:span text:style-name="T1"/></text:p>
      <text:p text:style-name="P11">Git checkout -b {nombre de la rama}<text:tab/><text:tab/><text:span text:style-name="T1">Busca la rama si no existe la crea y se cambia a la rama</text:span></text:p>
      <text:p text:style-name="P11"><text:span text:style-name="T11"/></text:p>
      <text:p text:style-name="P12">Git branch<text:tab/><text:tab/><text:span text:style-name="T1">Indica todas las ramas </text:span></text:p>
      <text:p text:style-name="P12"><text:span text:style-name="T9"/></text:p>
      <text:p text:style-name="P12">Git branch -D {nombre de la rama}<text:tab/><text:tab/><text:span text:style-name="T1">Para eliminar una rama</text:span></text:p>
      <text:p text:style-name="P12"><text:span text:style-name="T11"/></text:p>
      <text:p text:style-name="P13">Git merge {nombre de la rama}<text:tab/><text:tab/><text:span text:style-name="T1">Para </text:span><text:span text:style-name="T4">combinar</text:span><text:span text:style-name="T1"> los cambios hechos, se debe estar en la <text:tab/><text:tab/><text:tab/><text:tab/><text:tab/><text:tab/>rama que va a contener los resultados</text:span></text:p>
      <text:p text:style-name="P13"><text:span text:style-name="T1"/></text:p>
      <text:p text:style-name="P13"><text:span text:style-name="T1"/></text:p>
      <text:p text:style-name="P14">Git clone ~/{nombre repositorio} {nombre nuevo repositorio}<text:tab/><text:tab/><text:span text:style-name="T1">Para clonar un repositorio</text:span></text:p>
      <text:p text:style-name="P14"><text:span text:style-name="T11"/></text:p>
      <text:p text:style-name="P15">Git remote add <text:span text:style-name="T13">{nombre del repositorio clonado} </text:span>{path del repositorio clonado}<text:tab/><text:tab/><text:span text:style-name="T1">Para sincronizar el repositorio clonado y el original</text:span></text:p>
      <text:p text:style-name="P15"><text:span text:style-name="T11"/></text:p>
      <text:p text:style-name="P16">Git push {nombre enlace remoto del repositorio origen} {nombre rama de repositorio clonado}<text:tab/><text:tab/><text:span text:style-name="T1">Para actualizar los cambios hechos del repositorio clonado al repositorio origen</text:span></text:p>
      <text:p text:style-name="P16"><text:span text:style-name="T1"/></text:p>
      <text:p text:style-name="P17"><text:soft-page-break/>Git <text:span text:style-name="T14">pull</text:span> {nombre enlace remoto del repositorio origen} {nombre rama de repositorio clonad<text:span text:style-name="T1">o</text:span>}<text:span text:style-name="T1"><text:tab/><text:tab/>Para </text:span><text:span text:style-name="T5">traer</text:span><text:span text:style-name="T1"> los cambios hechos de </text:span><text:span text:style-name="T6">un </text:span><text:span text:style-name="T5">repositorio a otro</text:span></text:p>
      <text:p text:style-name="P17"><text:span text:style-name="T5"/></text:p>
      <text:p text:style-name="P19">PASOS PARA CONFIGURAR UN FLUJO DE TRABAJO CON git flow</text:p>
      <text:p text:style-name="P19"/>
      <text:p text:style-name="P18">git flow init<text:tab/><text:tab/><text:span text:style-name="T1">Para iniciar el flujo de trabajo</text:span></text:p>
      <text:p text:style-name="P18"><text:span text:style-name="T1"/></text:p>
      <text:p text:style-name="P19"><text:span text:style-name="T1">Luego git flow indica cual va hacer la rama donde va ha estar el trabajo principal por lo general estara en master</text:span></text:p>
      <text:p text:style-name="P19"><text:span text:style-name="T1"/></text:p>
      <text:p text:style-name="P19"><text:span text:style-name="T1">Luego git flow indica cual va ser la rama de integracion donde se va ha unir todos los cambios que han hecho el grupo den desarrollo antes de integrarlo a la rama del proyecto principal</text:span></text:p>
      <text:p text:style-name="P19"><text:span text:style-name="T1"/></text:p>
      <text:p text:style-name="P19"><text:span text:style-name="T1">Luego que prefijos tendra cada rama</text:span></text:p>
      <text:p text:style-name="P19"><text:span text:style-name="T1"/></text:p>
      <text:p text:style-name="P19">git flow feature start {nombre}<text:tab/><text:tab/><text:span text:style-name="T1">Para crear una rama de una caracteristica del proyecto, <text:tab/><text:tab/><text:tab/><text:tab/><text:tab/><text:tab/>start indica que se va ha empezar a editar en esa rama</text:span></text:p>
      <text:p text:style-name="P19"><text:span text:style-name="T1"/></text:p>
      <text:p text:style-name="P19">git flow feature finish {nombre}<text:tab/><text:tab/><text:span text:style-name="T1">Para finalizar y cerrar la rama</text:span></text:p>
      <text:p text:style-name="P19"><text:span text:style-name="T1"/></text:p>
      <text:p text:style-name="P20">git flow <text:span text:style-name="T15">hotfix</text:span> start {nombre}<text:tab/><text:tab/><text:span text:style-name="T1">Para crear una rama de una </text:span><text:span text:style-name="T7">correccion de un error</text:span><text:span text:style-name="T1"> del <text:tab/><text:tab/><text:tab/><text:tab/><text:tab/><text:tab/>proyecto, start indica que se va ha empezar a editar en <text:tab/><text:tab/><text:tab/><text:tab/><text:tab/><text:tab/></text:span><text:span text:style-name="T1">esa rama</text:span></text:p>
      <text:p text:style-name="P20"><text:span text:style-name="T1"/></text:p>
      <text:p text:style-name="P20">git flow <text:span text:style-name="T15">hotfix</text:span> finish {nombre}<text:span text:style-name="T1"><text:tab/><text:tab/>Para finalizar y cerrar la ram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7:46:41.530355111</meta:creation-date>
    <dc:date>2016-10-28T12:52:51.361935255</dc:date>
    <meta:editing-duration>PT14H20M18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2" meta:paragraph-count="33" meta:word-count="454" meta:character-count="2630" meta:non-whitespace-character-count="2155"/>
  </office:meta>
</office:document-meta>
</file>